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ext_20_body">
      <style:paragraph-properties fo:margin-left="0in" fo:margin-right="0in" fo:margin-top="0in" fo:margin-bottom="0.1043in" style:contextual-spacing="false" fo:orphans="2" fo:widows="2" fo:text-indent="0in" style:auto-text-indent="false"/>
      <style:text-properties officeooo:paragraph-rsid="00041afb"/>
    </style:style>
    <style:style style:name="P2" style:family="paragraph" style:parent-style-name="Text_20_body">
      <style:paragraph-properties fo:margin-left="0in" fo:margin-right="0in" fo:margin-top="0in" fo:margin-bottom="0.1043in" style:contextual-spacing="false" fo:orphans="2" fo:widows="2" fo:text-indent="0in" style:auto-text-indent="false"/>
      <style:text-properties style:font-name="Georgia" fo:font-size="12pt" officeooo:rsid="00041afb" officeooo:paragraph-rsid="00041afb" style:font-size-asian="12pt" style:font-size-complex="12pt"/>
    </style:style>
    <style:style style:name="P3" style:family="paragraph" style:parent-style-name="Text_20_body" style:list-style-name="L1">
      <style:paragraph-properties fo:margin-left="0in" fo:margin-right="0in" fo:margin-top="0in" fo:margin-bottom="0.1043in" style:contextual-spacing="false" fo:orphans="2" fo:widows="2" fo:text-indent="0in" style:auto-text-indent="false"/>
      <style:text-properties fo:font-variant="normal" fo:text-transform="none" fo:color="#212121" loext:opacity="100%" style:font-name="Georgia" fo:font-size="12pt" fo:letter-spacing="normal" fo:font-style="normal" fo:font-weight="bold" officeooo:paragraph-rsid="00041afb" style:font-size-asian="12pt" style:font-weight-asian="bold" style:font-size-complex="12pt" style:font-weight-complex="bold"/>
    </style:style>
    <style:style style:name="P4" style:family="paragraph" style:parent-style-name="Text_20_body">
      <style:text-properties style:font-name="Georgia" fo:font-size="12pt" officeooo:rsid="00041afb" officeooo:paragraph-rsid="00041afb" style:font-size-asian="12pt" style:font-size-complex="12pt"/>
    </style:style>
    <style:style style:name="P5" style:family="paragraph" style:parent-style-name="Text_20_body">
      <style:text-properties style:font-name="Georgia" fo:font-size="12pt" officeooo:rsid="000ab6b0" officeooo:paragraph-rsid="000ab6b0" style:font-size-asian="12pt" style:font-size-complex="12pt"/>
    </style:style>
    <style:style style:name="P6" style:family="paragraph" style:parent-style-name="Text_20_body">
      <style:paragraph-properties fo:break-before="page"/>
      <style:text-properties style:font-name="Georgia" fo:font-size="12pt" fo:font-weight="bold" officeooo:rsid="00041afb" officeooo:paragraph-rsid="00041afb" style:font-size-asian="12pt" style:font-weight-asian="bold" style:font-size-complex="12pt" style:font-weight-complex="bold"/>
    </style:style>
    <style:style style:name="P7" style:family="paragraph" style:parent-style-name="Text_20_body">
      <style:text-properties style:font-name="Georgia" fo:font-size="12pt" fo:font-weight="bold" officeooo:rsid="00041afb" officeooo:paragraph-rsid="00041afb" style:font-size-asian="12pt" style:font-weight-asian="bold" style:font-size-complex="12pt" style:font-weight-complex="bold"/>
    </style:style>
    <style:style style:name="P8" style:family="paragraph" style:parent-style-name="Text_20_body">
      <style:text-properties style:font-name="Georgia" fo:font-size="12pt" fo:font-weight="normal" officeooo:rsid="00041afb" officeooo:paragraph-rsid="00041afb" style:font-size-asian="12pt" style:font-weight-asian="normal" style:font-size-complex="12pt" style:font-weight-complex="normal"/>
    </style:style>
    <style:style style:name="T1" style:family="text">
      <style:text-properties fo:font-variant="normal" fo:text-transform="none" fo:color="#212121" loext:opacity="100%" style:font-name="Georgia" fo:font-size="12pt" fo:letter-spacing="normal" fo:font-style="normal" style:text-underline-style="solid" style:text-underline-width="auto" style:text-underline-color="font-color" fo:font-weight="bold" style:font-size-asian="12pt" style:font-size-complex="12pt"/>
    </style:style>
    <style:style style:name="T2" style:family="text">
      <style:text-properties fo:font-variant="normal" fo:text-transform="none" fo:color="#212121" loext:opacity="100%" fo:letter-spacing="normal" fo:font-style="normal" fo:font-weight="normal"/>
    </style:style>
    <style:style style:name="T3" style:family="text">
      <style:text-properties fo:font-variant="normal" fo:text-transform="none" fo:color="#212121" loext:opacity="100%" fo:letter-spacing="normal" fo:font-style="normal" fo:font-weight="normal" style:font-style-asian="normal" style:font-style-complex="normal"/>
    </style:style>
    <style:style style:name="T4" style:family="text">
      <style:text-properties fo:font-variant="normal" fo:text-transform="none" fo:color="#212121" loext:opacity="100%" fo:letter-spacing="normal" fo:font-style="italic" fo:font-weight="normal" style:font-style-asian="italic" style:font-style-complex="italic"/>
    </style:style>
    <style:style style:name="T5" style:family="text">
      <style:text-properties officeooo:rsid="000ab6b0"/>
    </style:style>
    <style:style style:name="T6" style:family="text">
      <style:text-properties fo:font-weight="normal" style:font-weight-asian="normal" style:font-weight-complex="normal"/>
    </style:style>
    <style:style style:name="T7" style:family="text">
      <style:text-properties fo:font-style="italic" officeooo:rsid="000ab6b0" style:font-style-asian="italic" style:font-style-complex="italic"/>
    </style:style>
    <style:style style:name="T8" style:family="text">
      <style:text-properties fo:font-style="normal" officeooo:rsid="000ab6b0" style:font-style-asian="normal"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Dumont- Homo Hierarchicus</text:span></text:span></text:p>
      <text:list xml:id="list127195342" text:style-name="L1">
        <text:list-item>
          <text:p text:style-name="P3">When Dumont cites Marx saying, "it is society that thinks in me," what is he (and Marx) trying to convey? Try to restate what you think he wants us to understand in your own language (no personal thoughts here, just restate). Give one or two examples from your own life that seem to conform to this insight (i.e, where you can see "society" thinking in or through yourself). What does it suggest to you about society that you hadn't thought about before if you see the relationship between persons and society in this way?</text:p>
        </text:list-item>
      </text:list>
      <text:p text:style-name="P2"><text:span text:style-name="T2"><text:tab/>I believe that Dumont is trying to convey the idea that individual thought and action is shaped by the societal context that one is a part of, and this is a foundational aspect of the sociological thought that Dumont talks about in </text:span><text:span text:style-name="T4">Homo Hierarchicus</text:span><text:span text:style-name="T3">. I felt this strongest when I took dialect classes when I still had a slight Indian accent. I had grown up speaking English and Gujarati natively, however, when we moved to the US, my family had an understanding that the ability to speak English like an American was a core necessity for my success in this country. This idea was not implanted by any government official or CEO, it was implanted by the sociological norms that Americans speak English with an American accent. I think it shows that these ideas of conformity have such a profound impact on one’s personhood; if societal norms can change the way we speak, it can much easier affect the ways we think.</text:span></text:p>
      <text:list xml:id="list141352507467410" text:continue-numbering="true" text:style-name="L1">
        <text:list-item>
          <text:p text:style-name="P3">When Dumont talks about "our" ideas, values, beliefs, etc. who is he talking about? What does he say we believe to be true about what society is? How does he think this reflects the way that we understand persons as "individuals"? (Note: to fully answer this question, you'll need to describe the way that he says we conceptualize individuals.) Use quotes to support your answer.</text:p>
        </text:list-item>
      </text:list>
      <text:p text:style-name="P5">On page 9, he says, “In modern society, …, the Human Being is regarded as the indivisible, ‘elementary’ man… Each particular man in a sense incarnates the whole of mankind.”</text:p>
      <text:p text:style-name="P4">Here, he contrasts the individualistic ideologies of Western society today with the hierarchical, caste-based Indian society. Unlike Tocqueville’s ‘our,’ Dumont uses “our” values to describe the American ideals of balancing equality and individuality. <text:span text:style-name="T5">Dumont examination of these values disects the core beliefs of Western society: which places a premium on the autonomy of the individual, starkly different than the collectivist, hierarchal nature of Indian society. He’s also implying that in the West that we hold a social contract of sorts, and that the value placed on individual rights comes about due to this contract. Dumont posits that modern Western societies stress the significance of the individual as an 'indivisible elementary man,' unlike traditional societies which view society as a collective whole. This conceptualization is central to his work.</text:span></text:p>
      <text:p text:style-name="P4"/>
      <text:p text:style-name="P4"/>
      <text:p text:style-name="P6">Parish-Moral Knowing in a Sacred City Part 1 (pp. 15-70)</text:p>
      <text:p text:style-name="P4"/>
      <text:p text:style-name="P7">Parish writes "Bhaktapur is sacred in the sense that religion permeates the texture of life, and organizes, frames, and illuminates the conditions of human existence for Newars" (p. 25). How would you express what he's trying to say in your own words?</text:p>
      <text:p text:style-name="P5"><text:span text:style-name="T6">Parish is talking about how closely religion is intertwined in the daily lives of the Newars; how it’s not merely a belief system, but wholly a way of life. A framework for those to exist through. He also talks about how religion transcends ritual and is one of the core fabrics that holds together the collectivist society. When we view Bhaktapur through this lens, we are able to make sense of the traditions and nature of the Newars’ existence and all of those who live by the same code.</text:span></text:p>
      <text:p text:style-name="P7">On pages 40-41, Parish describes an important dynamic between two important Hindu gods, Shiva and Vishnu. What does he say each god represents? And how do they together symbolize common psychological dramas associated with being a human in a social world?</text:p>
      <text:p text:style-name="P4">In the pages 40-41, Parish delves into the symbolic representations of Hindu gods Shiva and Vishnu, outlining an intriguing dynamic between them. Shiva is often associated with destruction and transformation, embodying the inevitable end and the potential for rebirth that follows. On the other hand, Vishnu symbolizes preservation and care, representing the sustenance and nurturing aspect of life. Together, they encapsulate the perennial human experiences and psychological dramas <text:span text:style-name="T5">of everyday live. “They must act in relationship to themselves and others as Vishnu does in relation to Shiva; Vishnu, with his greater “social” intelligence and ties to the social order, helps ground and center Shiva, getting him out of trouble…” (41). This interplay between both deities is what gives space for the Newars to understand that with good must come bad, and those qualities of judgment and intelligence have so much interplay with self-control and desire.</text:span></text:p>
      <text:p text:style-name="P7">At the end of the chapter, Parish introduces individual people and describes what the city (and the attendant religious and socio-moral values that dominate there) looks like from each of their perspectives. What did you learn from him presenting these different people and positions.</text:p>
      <text:p text:style-name="P8"><text:span text:style-name="T5">With these individual stories,</text:span> Parish enriches the narrative by adding a layer of personal experience to the broader social and religious analysis. <text:span text:style-name="T5">I think the story of Ganesh Lal really resonated with me strongest as a musician myself. I grew up on </text:span><text:span text:style-name="T7">kirtan</text:span><text:span text:style-name="T8"> and carnatic music and to see how his life and tradition was intertwined with religion was very cool to see. One point I will make is that Parish is a white man in a foreign country observing a foreign culture, and there may be some serious bias at play; however, I do have to give him sufficient credit as his portrayal was nuanced and important to the story he’s telling.</text:span></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23:33:31.335898836</meta:creation-date>
    <dc:date>2023-10-10T14:13:50.652471003</dc:date>
    <meta:editing-duration>P1DT23H47M12S</meta:editing-duration>
    <meta:editing-cycles>3</meta:editing-cycles>
    <meta:generator>LibreOffice/7.4.7.2$Linux_X86_64 LibreOffice_project/40$Build-2</meta:generator>
    <meta:document-statistic meta:table-count="0" meta:image-count="0" meta:object-count="0" meta:page-count="2" meta:paragraph-count="13" meta:word-count="968" meta:character-count="5803" meta:non-whitespace-character-count="4849"/>
  </office:meta>
</office:document-meta>
</file>